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f7c3d" officeooo:paragraph-rsid="000f7c3d"/>
    </style:style>
    <style:style style:name="P2" style:family="paragraph" style:parent-style-name="Standard">
      <style:text-properties style:font-name="Liberation Serif" fo:font-weight="bold" officeooo:rsid="000f7c3d" officeooo:paragraph-rsid="000f7c3d" style:font-weight-asian="bold" style:font-weight-complex="bold"/>
    </style:style>
    <style:style style:name="P3" style:family="paragraph" style:parent-style-name="Standard">
      <style:text-properties style:font-name="Liberation Serif" fo:font-size="10pt" fo:font-weight="bold" officeooo:rsid="00284605" officeooo:paragraph-rsid="00284605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Serif" fo:font-size="10pt" fo:font-weight="bold" officeooo:rsid="000f7c3d" officeooo:paragraph-rsid="000f7c3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Liberation Serif" fo:font-size="10pt" fo:font-style="normal" fo:font-weight="normal" officeooo:rsid="0031020a" officeooo:paragraph-rsid="0042a7c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Liberation Serif" fo:font-size="10pt" fo:font-style="normal" fo:font-weight="normal" officeooo:rsid="0031020a" officeooo:paragraph-rsid="0031020a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Liberation Serif" fo:font-size="10pt" fo:font-style="normal" fo:font-weight="normal" officeooo:rsid="0031020a" officeooo:paragraph-rsid="00797863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Liberation Serif" fo:font-size="10pt" fo:font-style="normal" fo:font-weight="normal" officeooo:rsid="00324d1d" officeooo:paragraph-rsid="0042a7c4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Liberation Serif" fo:font-size="10pt" fo:font-style="normal" fo:font-weight="normal" officeooo:rsid="00324d1d" officeooo:paragraph-rsid="00324d1d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Liberation Serif" fo:font-size="10pt" fo:font-style="normal" fo:font-weight="normal" officeooo:rsid="00324d1d" officeooo:paragraph-rsid="00457a48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Liberation Serif" fo:font-size="10pt" fo:font-style="normal" fo:font-weight="normal" officeooo:rsid="00284605" officeooo:paragraph-rsid="0028460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Liberation Serif" fo:font-size="10pt" fo:font-style="normal" fo:font-weight="normal" officeooo:rsid="000f7c3d" officeooo:paragraph-rsid="000f7c3d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Liberation Serif" fo:font-size="10pt" fo:font-style="normal" fo:font-weight="normal" officeooo:rsid="0034a97a" officeooo:paragraph-rsid="0042a7c4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Liberation Serif" fo:font-size="10pt" fo:font-weight="normal" officeooo:rsid="0034a97a" officeooo:paragraph-rsid="0034a97a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Liberation Serif" fo:font-size="12pt" officeooo:rsid="000f7c3d" officeooo:paragraph-rsid="007c6155" style:font-size-asian="12pt" style:font-size-complex="12pt"/>
    </style:style>
    <style:style style:name="P16" style:family="paragraph" style:parent-style-name="Standard">
      <style:text-properties style:font-name="Liberation Serif" fo:font-size="12pt" fo:font-weight="normal" officeooo:rsid="007c6155" officeooo:paragraph-rsid="007c615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e67cf" officeooo:paragraph-rsid="007e67c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style="italic" fo:font-weight="normal" officeooo:rsid="007e67cf" officeooo:paragraph-rsid="007e67cf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Liberation Serif" fo:font-size="12pt" fo:font-weight="bold" officeooo:rsid="00847476" officeooo:paragraph-rsid="00847476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style:font-name="Liberation Serif" officeooo:rsid="0010aaf2" officeooo:paragraph-rsid="005cd002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style:font-name="Liberation Serif" fo:font-weight="normal" officeooo:rsid="0011eed3" officeooo:paragraph-rsid="004b4963" style:font-weight-asian="normal" style:font-weight-complex="normal"/>
    </style:style>
    <style:style style:name="P22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fo:font-weight="bold" officeooo:rsid="00661ca2" officeooo:paragraph-rsid="00661ca2" style:font-weight-asian="bold" style:font-weight-complex="bold"/>
    </style:style>
    <style:style style:name="P23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fo:font-size="12pt" fo:font-weight="bold" officeooo:rsid="00661ca2" officeooo:paragraph-rsid="007c6155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Liberation Serif" fo:font-weight="normal" officeooo:rsid="00661ca2" officeooo:paragraph-rsid="00675818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Liberation Serif" fo:font-weight="bold" officeooo:rsid="00661ca2" officeooo:paragraph-rsid="00661ca2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66c1b8" officeooo:paragraph-rsid="000f7c3d" style:font-weight-asian="bold" style:font-weight-complex="bold"/>
    </style:style>
    <style:style style:name="P27" style:family="paragraph" style:parent-style-name="Standard">
      <style:text-properties style:font-name="Liberation Serif" fo:font-size="10pt" fo:font-style="normal" fo:font-weight="normal" officeooo:rsid="00404c2f" officeooo:paragraph-rsid="0042a7c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28" style:family="paragraph" style:parent-style-name="Standard">
      <style:text-properties style:font-name="Liberation Serif" fo:font-size="10pt" fo:font-style="normal" fo:font-weight="normal" officeooo:rsid="003ef409" officeooo:paragraph-rsid="0034a97a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bold" officeooo:rsid="007c6155" officeooo:paragraph-rsid="007c6155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2pt" fo:font-style="normal" fo:font-weight="bold" officeooo:rsid="007e67cf" officeooo:paragraph-rsid="007e67c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style:font-name="Liberation Serif" fo:font-size="12pt" fo:font-style="normal" fo:font-weight="normal" officeooo:rsid="007e67cf" officeooo:paragraph-rsid="007e67c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1ca2" style:font-weight-asian="bold" style:font-weight-complex="bold"/>
    </style:style>
    <style:style style:name="T3" style:family="text">
      <style:text-properties fo:font-weight="bold" officeooo:rsid="0066c1b8" style:font-weight-asian="bold" style:font-weight-complex="bold"/>
    </style:style>
    <style:style style:name="T4" style:family="text">
      <style:text-properties officeooo:rsid="001e260c"/>
    </style:style>
    <style:style style:name="T5" style:family="text">
      <style:text-properties officeooo:rsid="0031020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name-asian="Liberation Serif1" style:font-style-asian="italic" style:font-name-complex="Liberation Serif1" style:font-style-complex="italic"/>
    </style:style>
    <style:style style:name="T8" style:family="text">
      <style:text-properties fo:font-style="italic" style:text-underline-style="none" officeooo:rsid="0077bfb1" style:font-name-asian="Liberation Serif1" style:font-style-asian="italic" style:font-name-complex="Liberation Serif1" style:font-style-complex="italic"/>
    </style:style>
    <style:style style:name="T9" style:family="text">
      <style:text-properties fo:font-style="italic" fo:font-weight="bold" officeooo:rsid="007e67cf" style:font-style-asian="italic" style:font-weight-asian="bold" style:font-style-complex="italic" style:font-weight-complex="bold"/>
    </style:style>
    <style:style style:name="T10" style:family="text">
      <style:text-properties officeooo:rsid="00324d1d"/>
    </style:style>
    <style:style style:name="T11" style:family="text">
      <style:text-properties officeooo:rsid="0033c9c1"/>
    </style:style>
    <style:style style:name="T12" style:family="text">
      <style:text-properties officeooo:rsid="003669b3"/>
    </style:style>
    <style:style style:name="T13" style:family="text">
      <style:text-properties officeooo:rsid="003897fd"/>
    </style:style>
    <style:style style:name="T14" style:family="text">
      <style:text-properties officeooo:rsid="003a3fa0"/>
    </style:style>
    <style:style style:name="T15" style:family="text">
      <style:text-properties officeooo:rsid="003ef409" style:font-name-asian="Liberation Serif1" style:font-name-complex="Liberation Serif1"/>
    </style:style>
    <style:style style:name="T16" style:family="text">
      <style:text-properties officeooo:rsid="00404c2f" style:font-name-asian="Liberation Serif1" style:font-name-complex="Liberation Serif1"/>
    </style:style>
    <style:style style:name="T17" style:family="text">
      <style:text-properties officeooo:rsid="00457a48" style:font-name-asian="Liberation Serif1" style:font-name-complex="Liberation Serif1"/>
    </style:style>
    <style:style style:name="T18" style:family="text">
      <style:text-properties officeooo:rsid="00324d1d" style:font-name-asian="Liberation Serif1" style:font-name-complex="Liberation Serif1"/>
    </style:style>
    <style:style style:name="T19" style:family="text">
      <style:text-properties officeooo:rsid="0077bfb1" style:font-name-asian="Liberation Serif1" style:font-name-complex="Liberation Serif1"/>
    </style:style>
    <style:style style:name="T20" style:family="text">
      <style:text-properties officeooo:rsid="00797863" style:font-name-asian="Liberation Serif1" style:font-name-complex="Liberation Serif1"/>
    </style:style>
    <style:style style:name="T21" style:family="text">
      <style:text-properties officeooo:rsid="004a9b7b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ef409" style:font-style-asian="normal" style:font-style-complex="normal"/>
    </style:style>
    <style:style style:name="T24" style:family="text">
      <style:text-properties fo:font-style="normal" officeooo:rsid="00910d1f" style:font-style-asian="normal" style:font-style-complex="normal"/>
    </style:style>
    <style:style style:name="T25" style:family="text">
      <style:text-properties fo:font-style="normal" officeooo:rsid="00930203" style:font-style-asian="normal" style:font-style-complex="normal"/>
    </style:style>
    <style:style style:name="T26" style:family="text">
      <style:text-properties fo:font-style="normal" officeooo:rsid="0095efeb" style:font-style-asian="normal" style:font-style-complex="normal"/>
    </style:style>
    <style:style style:name="T27" style:family="text">
      <style:text-properties fo:font-style="normal" officeooo:rsid="00967b18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ef409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7e67cf" style:font-style-asian="normal" style:font-weight-asian="bold" style:font-style-complex="normal" style:font-weight-complex="bold"/>
    </style:style>
    <style:style style:name="T31" style:family="text">
      <style:text-properties officeooo:rsid="0011eed3"/>
    </style:style>
    <style:style style:name="T32" style:family="text">
      <style:text-properties officeooo:rsid="00675818"/>
    </style:style>
    <style:style style:name="T33" style:family="text">
      <style:text-properties officeooo:rsid="0068e70f"/>
    </style:style>
    <style:style style:name="T34" style:family="text">
      <style:text-properties officeooo:rsid="007c6155"/>
    </style:style>
    <style:style style:name="T35" style:family="text">
      <style:text-properties officeooo:rsid="007f4018"/>
    </style:style>
    <style:style style:name="T36" style:family="text">
      <style:text-properties officeooo:rsid="0085db70"/>
    </style:style>
    <style:style style:name="T37" style:family="text">
      <style:text-properties officeooo:rsid="008ec0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Évaluation sur la séquence consacrée au théâtre</text:p>
      <text:p text:style-name="P1"/>
      <text:p text:style-name="P1"><text:span text:style-name="T1">(1) </text:span><text:span text:style-name="T2">Vocabulaire </text:span><text:span text:style-name="T3">(/10 points)</text:span></text:p>
      <text:p text:style-name="P26"/>
      <text:p text:style-name="P20">Le texte alterne les .............................. entre les personnages, que l’on appelle .............................. si quelqu’un est seul sur scène. <text:span text:style-name="T21">Le texte parlé par</text:span> <text:span text:style-name="T21">un </text:span>personnage <text:span text:style-name="T21">est appelé une</text:span> ............................... <text:span text:style-name="T4">Si le personnage parle doucement pour que les autres personnages ne l’entendent pas, il s’agit d’un ............................... Le personnage principal est le .............................. de la pièce ; s’il donne son nom à la pièce il est le personnage ............................… Les indications permettant de savoir comment jouer le texte sont appelées des ............................…</text:span></text:p>
      <text:p text:style-name="P20"/>
      <text:p text:style-name="P21">Le théâtre est aussi le lieu où se jouent les pièces. Sur .............................., les comédiens jouent leur ............................... A gauche et à droite se trouvent les .............................. par lesquelles les comédiens apparaissent sur scène.</text:p>
      <text:p text:style-name="P21"/>
      <text:p text:style-name="P25">(2) A propos des <text:span text:style-name="T6">Fourberies de Scapin</text:span> <text:span text:style-name="T32">(/3 points)</text:span></text:p>
      <text:p text:style-name="P25"/>
      <text:p text:style-name="P24"><text:tab/>Le père de Léandre s’appelle <text:span text:style-name="T31">........................… et le père d’Octave s’appelle ...........................… . Molière est mort en ..............................</text:span></text:p>
      <text:p text:style-name="P2"/>
      <text:p text:style-name="P2">(3) Quelques dramaturges et leurs pièces <text:span text:style-name="T33">(/7 points)</text:span></text:p>
      <text:p text:style-name="P2"/>
      <text:p text:style-name="P3">titre<text:tab/><text:tab/><text:tab/><text:tab/>auteur<text:tab/><text:tab/><text:tab/><text:tab/><text:span text:style-name="T10">citation</text:span></text:p>
      <text:p text:style-name="P4"/>
      <text:p text:style-name="P7"><text:span text:style-name="T8">Les Fourberies de Scapin</text:span> <text:span text:style-name="T15">•</text:span><text:tab/><text:span text:style-name="T15">• </text:span><text:span text:style-name="T10">Jean Racine </text:span><text:span text:style-name="T15">•</text:span><text:span text:style-name="T10"><text:tab/><text:tab/><text:tab/></text:span><text:span text:style-name="T15">• </text:span><text:span text:style-name="T10">L’enfer, c’est les autres.</text:span></text:p>
      <text:p text:style-name="P5"/>
      <text:p text:style-name="P6"/>
      <text:p text:style-name="P8"><text:span text:style-name="T6">Le Cid</text:span><text:span text:style-name="T5"> </text:span><text:span text:style-name="T15">•</text:span><text:tab/><text:tab/><text:tab/><text:tab/><text:span text:style-name="T15">• </text:span><text:span text:style-name="T5">Jean-Paul Sartre</text:span> <text:span text:style-name="T15">•</text:span><text:span text:style-name="T5"><text:tab/><text:tab/></text:span><text:span text:style-name="T15">• </text:span><text:span text:style-name="T5">Eh bien, filles d’Enfer, vos mains sont-elles prêtes ?</text:span></text:p>
      <text:p text:style-name="P11"><text:tab/><text:tab/><text:tab/><text:tab/><text:tab/><text:tab/><text:tab/><text:tab/><text:span text:style-name="T14">Pour qui sont ces serpents qui sifflent sur vos têtes ?</text:span></text:p>
      <text:p text:style-name="P11"/>
      <text:p text:style-name="P7"><text:span text:style-name="T6">Hernani</text:span> <text:span text:style-name="T15">•</text:span><text:tab/><text:tab/><text:tab/><text:span text:style-name="T15">• </text:span>William Shakespeare<text:span text:style-name="T10"> </text:span><text:span text:style-name="T15">•</text:span><text:tab/><text:tab/><text:span text:style-name="T15">• </text:span><text:span text:style-name="T19">Mais que diable allait-il faire dans cette galère ?</text:span></text:p>
      <text:p text:style-name="P27"/>
      <text:p text:style-name="P27"/>
      <text:p text:style-name="P7"><text:span text:style-name="T7">Hamlet</text:span><text:span text:style-name="T16"> </text:span><text:span text:style-name="T15">•<text:tab/></text:span><text:span text:style-name="T20"><text:tab/></text:span><text:span text:style-name="T16"><text:tab/></text:span><text:span text:style-name="T15">• </text:span><text:span text:style-name="T19">Molière</text:span><text:span text:style-name="T18"> </text:span><text:span text:style-name="T15">•<text:tab/></text:span><text:span text:style-name="T16"><text:tab/><text:tab/></text:span><text:span text:style-name="T15">• </text:span><text:span text:style-name="T16">Je suis une force qui va !</text:span></text:p>
      <text:p text:style-name="P6"/>
      <text:p text:style-name="P6"/>
      <text:p text:style-name="P8"><text:span text:style-name="T6">Andromaque</text:span><text:span text:style-name="T5"> </text:span><text:span text:style-name="T15">•</text:span><text:tab/><text:tab/><text:tab/><text:span text:style-name="T15">• </text:span>Edmond Rostand <text:span text:style-name="T15">•</text:span><text:tab/><text:tab/><text:span text:style-name="T15">• </text:span><text:span text:style-name="T12">C’est un roc, c’est un pic, c’est un cap !</text:span></text:p>
      <text:p text:style-name="P9"><text:tab/><text:tab/><text:tab/><text:tab/><text:tab/><text:tab/><text:tab/><text:tab/><text:span text:style-name="T13">Que dis-je c’est un cap, c’est une péninsule !</text:span></text:p>
      <text:p text:style-name="P9"/>
      <text:p text:style-name="P10"><text:span text:style-name="T6">Cyrano de Bergerac</text:span><text:span text:style-name="T5"> </text:span><text:span text:style-name="T15">•</text:span><text:tab/><text:tab/><text:span text:style-name="T15">• </text:span><text:span text:style-name="T11">Pierre Corneille</text:span> <text:span text:style-name="T15">•<text:tab/><text:tab/>• </text:span><text:span text:style-name="T17">To be, or not to be, that is the question.</text:span></text:p>
      <text:p text:style-name="P12"/>
      <text:p text:style-name="P12"/>
      <text:p text:style-name="P13"><text:span text:style-name="T6">Huis Clos</text:span><text:span text:style-name="T5"> </text:span><text:span text:style-name="T15">•</text:span><text:tab/><text:tab/><text:tab/><text:span text:style-name="T15">• </text:span><text:span text:style-name="T10">Victor Hugo </text:span><text:span text:style-name="T15">•</text:span><text:span text:style-name="T10"><text:tab/><text:tab/><text:tab/></text:span><text:span text:style-name="T15">• </text:span><text:span text:style-name="T10">Ô rage, ô désespoir, ô vieillesse ennemie !</text:span></text:p>
      <text:p text:style-name="P14"><text:span text:style-name="T22"><text:tab/><text:tab/><text:tab/><text:tab/><text:tab/><text:tab/><text:tab/><text:tab/></text:span><text:span text:style-name="T23">N’ai-je donc tant vécu que pour cette infamie ?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3"><text:soft-page-break/>Évaluation sur la séquence consacrée au théâtre : <text:span text:style-name="T37">seconde partie</text:span></text:p>
      <text:p text:style-name="P15"/>
      <text:p text:style-name="P16"><text:span text:style-name="T29">L</text:span><text:span text:style-name="T28">isez cet extrait d</text:span><text:span text:style-name="T30">e</text:span><text:span text:style-name="T28"> </text:span><text:span text:style-name="T9">L’Avare</text:span><text:span text:style-name="T28"> de Molière et répondez à la question posée.</text:span></text:p>
      <text:p text:style-name="P29"/>
      <text:p text:style-name="P18"><text:tab/><text:span text:style-name="T36">(</text:span>Harpagon vient de se rendre compte qu’on lui a volé une <text:span text:style-name="T35">caisse pleine d’argent. Comme il est avare, cela le met hors de lui).</text:span></text:p>
      <text:p text:style-name="P29"/>
      <text:p text:style-name="P30">IV.7</text:p>
      <text:p text:style-name="P30"/>
      <text:p text:style-name="P17"><text:span text:style-name="T22">Au voleur ! au voleur ! à l’assassin ! au meurtrier ! Justice, juste ciel ! Je suis perdu, je suis assassiné ; on m’a coupé la gorge : on m’a dérobé mon argent. Qui peut-ce être ? Qu’est-il devenu ? Où est-il ? Où se cache-t-il ? Que ferai-je pour le trouver ? Où courir ? Où ne pas courir ? N’est-il point là ? n’est-il point ici ? Qui est-ce ? Arrête. </text:span><text:span text:style-name="T6">(À lui-même, se prenant par le bras.)</text:span><text:span text:style-name="T22"> Rends-moi mon argent, coquin… Ah ! c’est moi ! Mon esprit est troublé, et j’ignore où je suis, qui je suis, et ce que je fais. </text:span><text:span text:style-name="T25">[…]</text:span><text:span text:style-name="T22"> C’en est fait ; je n’en puis plus ; je me meurs ; je suis mort ; je suis enterré. N’y a-t-il personne qui veuille me ressusciter, en me rendant mon cher argent, ou en m’apprenant qui l’a pris. </text:span><text:span text:style-name="T24">[…] </text:span><text:span text:style-name="T22">. Sortons. Je veux aller quérir la justice, et faire donner la question à toute ma maison ; à servantes, à valets, à fils, à fille, et à moi aussi. Que de gens assemblés ! Je ne jette mes regards sur personne qui ne me donne des soupçons, et tout me semble mon voleur. </text:span><text:span text:style-name="T24">[…]</text:span></text:p>
      <text:p text:style-name="P31"/>
      <text:p text:style-name="P19"><text:span text:style-name="T22"><text:tab/>Expliquez </text:span><text:span text:style-name="T26">EN RE</text:span><text:span text:style-name="T27">D</text:span><text:span text:style-name="T26">I</text:span><text:span text:style-name="T27">G</text:span><text:span text:style-name="T26">EANT </text:span><text:span text:style-name="T22">pourquoi ce texte est comique en utilisant les procédés comiques décrits en classe. Citer le nom d’un procédé ne suffira pas : vous avez à expliquer comment fonctionne le procédé dans ce tex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2:32:21.477000000</meta:creation-date>
    <meta:generator>LibreOffice/6.0.7.3$Linux_X86_64 LibreOffice_project/00m0$Build-3</meta:generator>
    <dc:date>2019-10-09T18:05:25.297800825</dc:date>
    <meta:editing-duration>PT1H46M49S</meta:editing-duration>
    <meta:editing-cycles>88</meta:editing-cycles>
    <meta:print-date>2019-10-09T18:05:35.532914120</meta:print-date>
    <meta:document-statistic meta:table-count="0" meta:image-count="0" meta:object-count="0" meta:page-count="2" meta:paragraph-count="24" meta:word-count="591" meta:character-count="3468" meta:non-whitespace-character-count="2846"/>
  </office:meta>
</office:document-meta>
</file>